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0.7945in"/>
    </style:style>
    <style:style style:name="co3" style:family="table-column">
      <style:table-column-properties fo:break-before="auto" style:column-width="0.5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ff0000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00ff00"/>
      <style:text-properties fo:color="#000000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ff00"/>
      <style:text-properties fo:color="#000000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weight-asian="normal" style:font-name-complex="Monaco" style:font-size-complex="11pt" style:language-complex="en" style:country-complex="US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0000"/>
      <style:text-properties fo:color="#000000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00ff00"/>
      <style:text-properties fo:color="#000000" style:font-name="Arial" fo:font-size="10pt" style:font-size-asian="10pt" style:font-size-complex="10pt"/>
    </style:style>
    <style:style style:name="ce14" style:family="table-cell" style:parent-style-name="Default">
      <style:table-cell-properties fo:background-color="#ff0000"/>
      <style:text-properties fo:color="#000000" style:font-name="Arial" fo:font-size="10pt" style:font-size-asian="10pt" style:font-size-complex="10pt"/>
    </style:style>
    <style:style style:name="ce15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ce16" style:family="table-cell" style:parent-style-name="Default" style:data-style-name="N11">
      <style:table-cell-properties fo:background-color="#ffff00"/>
      <style:text-properties fo:font-size="10pt" style:font-size-asian="10pt" style:font-size-complex="10pt"/>
    </style:style>
    <style:style style:name="ce17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Green">
      <style:table-cell-properties fo:background-color="#00ff00"/>
      <style:text-properties fo:font-size="10pt" style:font-size-asian="10pt" style:font-size-complex="10pt"/>
    </style:style>
    <style:style style:name="ce19" style:family="table-cell" style:parent-style-name="Red">
      <style:table-cell-properties fo:background-color="#00ff00"/>
      <style:text-properties fo:font-size="10pt" style:font-size-asian="10pt" style:font-size-complex="10pt"/>
    </style:style>
    <style:style style:name="ce20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Arial" fo:font-size="10pt" style:font-size-asian="10pt" style:font-size-complex="10pt"/>
    </style:style>
  </office:automatic-styles>
  <office:body>
    <office:spreadsheet>
      <table:table table:name="Overview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number-columns-repeated="1018" table:default-cell-style-name="ce2"/>
        <table:table-row table:style-name="ro1">
          <table:table-cell table:style-name="ce1"/>
          <table:table-cell table:style-name="ce10" office:value-type="string">
            <text:p>Tests</text:p>
          </table:table-cell>
          <table:table-cell table:style-name="ce10" office:value-type="string">
            <text:p>Failed</text:p>
          </table:table-cell>
          <table:table-cell table:style-name="ce10" office:value-type="string">
            <text:p>Ignored</text:p>
          </table:table-cell>
          <table:table-cell table:style-name="ce10" office:value-type="string">
            <text:p>Percentage</text:p>
          </table:table-cell>
          <table:table-cell table:style-name="ce10"/>
          <table:table-cell table:style-name="ce17" office:value-type="string">
            <text:p>Remarks</text:p>
          </table:table-cell>
          <table:table-cell table:style-name="ce1" table:number-columns-repeated="1017"/>
        </table:table-row>
        <table:table-row table:style-name="ro1">
          <table:table-cell/>
          <table:table-cell table:style-name="ce11" table:number-columns-repeated="3"/>
          <table:table-cell table:style-name="ce10" office:value-type="string">
            <text:p>Success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3" office:value-type="string">
            <text:p>TEST STATUS</text:p>
          </table:table-cell>
          <table:table-cell table:style-name="ce12" table:formula="of:=SUM([.B7:.B62])" office:value-type="float" office:value="2770">
            <text:p>2770</text:p>
          </table:table-cell>
          <table:table-cell table:style-name="ce12" table:formula="of:=SUM([.C7:.C62])" office:value-type="float" office:value="30">
            <text:p>30</text:p>
          </table:table-cell>
          <table:table-cell table:style-name="ce12" table:formula="of:=SUM([.D7:.D62])" office:value-type="float" office:value="7">
            <text:p>7</text:p>
          </table:table-cell>
          <table:table-cell table:style-name="ce16" table:formula="of:=ROUND(([.B3]-[.C3])/[.B3]; 2)" office:value-type="percentage" office:value="0.99">
            <text:p>99.00%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functionalityTests</text:p>
          </table:table-cell>
          <table:table-cell table:number-columns-repeated="5"/>
          <table:table-cell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>
            <text:p>AccumulatingTests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18"/>
          <table:table-cell table:style-name="ce4" table:number-columns-repeated="1017"/>
        </table:table-row>
        <table:table-row table:style-name="ro1">
          <table:table-cell table:style-name="ce4" office:value-type="string">
            <text:p>AliasTests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19"/>
          <table:table-cell table:style-name="ce4" table:number-columns-repeated="1017"/>
        </table:table-row>
        <table:table-row table:style-name="ro1">
          <table:table-cell table:style-name="ce4" office:value-type="string">
            <text:p>AnnotationTests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AssignmentTests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BacktrackingTests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5" office:value-type="string">
            <text:p>CallTests</text:p>
          </table:table-cell>
          <table:table-cell table:style-name="ce5" office:value-type="float" office:value="31">
            <text:p>31</text:p>
          </table:table-cell>
          <table:table-cell table:style-name="ce3" office:value-type="float" office:value="1">
            <text:p>1</text:p>
          </table:table-cell>
          <table:table-cell table:style-name="ce5" table:number-columns-repeated="3"/>
          <table:table-cell table:style-name="ce5" office:value-type="string">
            <text:p>Three commented out: not yet supported pattern in default value</text:p>
          </table:table-cell>
          <table:table-cell table:style-name="ce5" table:number-columns-repeated="1017"/>
        </table:table-row>
        <table:table-row table:style-name="ro1">
          <table:table-cell office:value-type="string">
            <text:p>ComprehensionTests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20" office:value-type="string">
            <text:p>Empty comprehensions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DataDeclarationTests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DataTypeTests</text:p>
          </table:table-cell>
          <table:table-cell table:style-name="ce4" office:value-type="float" office:value="670">
            <text:p>67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DeclarationTests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3 commented out: No shadowing of locals allowed</text:p>
          </table:table-cell>
          <table:table-cell table:style-name="ce4" table:number-columns-repeated="1017"/>
        </table:table-row>
        <table:table-row table:style-name="ro2">
          <table:table-cell table:style-name="ce6" office:value-type="string">
            <text:p>FunctionCompositionTests</text:p>
          </table:table-cell>
          <table:table-cell table:number-columns-repeated="2" table:style-name="ce6" office:value-type="float" office:value="6">
            <text:p>6</text:p>
          </table:table-cell>
          <table:table-cell table:style-name="ce6" table:number-columns-repeated="3"/>
          <table:table-cell table:style-name="ce6" office:value-type="string">
            <text:p>func_add_func not implemented</text:p>
          </table:table-cell>
          <table:table-cell table:style-name="ce6" table:number-columns-repeated="1017"/>
        </table:table-row>
        <table:table-row table:style-name="ro2">
          <table:table-cell table:style-name="ce4" office:value-type="string">
            <text:p>PatternTests</text:p>
          </table:table-cell>
          <table:table-cell table:style-name="ce4" office:value-type="float" office:value="327">
            <text:p>327</text:p>
          </table:table-cell>
          <table:table-cell table:style-name="ce15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>
            <text:p>PatternTestsList3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>
            <text:p>PatternTestsDescendants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ProjectionTest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RangeTests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ome 1. == 1.0 comparisons fail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ReducerTests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RegExpTests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copeTest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9 tests commented out: No shadowing of locals allowed</text:p>
          </table:table-cell>
          <table:table-cell table:style-name="ce4" table:number-columns-repeated="1017"/>
        </table:table-row>
        <table:table-row table:style-name="ro1">
          <table:table-cell office:value-type="string">
            <text:p>StatementTests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Overloaded constructor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SubscriptTests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TryCatchTests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VisitTests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string">
            <text:p>2 node tests (Issue #434); other string visi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ascal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BacktrackingTests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">
            <text:p>5</text:p>
          </table:table-cell>
          <table:table-cell table:style-name="ce5" table:number-columns-repeated="1021"/>
        </table:table-row>
        <table:table-row table:style-name="ro1">
          <table:table-cell table:style-name="ce4" office:value-type="string">
            <text:p>Booleans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Equality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Functions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ntegers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O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Lists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3" office:value-type="string">
            <text:p>ListRelations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ommented out; TC Issue #462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Maps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Matchin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2 commented out: TC #481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Nodes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5" office:value-type="string">
            <text:p>Relations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">
            <text:p>2</text:p>
          </table:table-cell>
          <table:table-cell table:style-name="ce5" table:number-columns-repeated="1021"/>
        </table:table-row>
        <table:table-row table:style-name="ro1">
          <table:table-cell table:style-name="ce4" office:value-type="string">
            <text:p>Sets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olvedIssue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s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Tests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Tuples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ibrary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BooleanTests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GraphTests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ntegerTests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ListTests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MapTests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MathTests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NumberTests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RelationTest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etTests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Tests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ompiling Library fi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>
            <text:p>Ambiguity</text:p>
          </table:table-cell>
          <table:table-cell table:style-name="ce6" table:number-columns-repeated="5"/>
          <table:table-cell table:style-name="ce6" office:value-type="string">
            <text:p>Various type errors</text:p>
          </table:table-cell>
          <table:table-cell table:style-name="ce6" table:number-columns-repeated="1017"/>
        </table:table-row>
        <table:table-row table:style-name="ro2">
          <table:table-cell table:style-name="ce6" office:value-type="string">
            <text:p>APIGen</text:p>
          </table:table-cell>
          <table:table-cell table:style-name="ce6" table:number-columns-repeated="5"/>
          <table:table-cell table:style-name="ce6" office:value-type="string">
            <text:p>Various type errors</text:p>
          </table:table-cell>
          <table:table-cell table:style-name="ce6" table:number-columns-repeated="1017"/>
        </table:table-row>
        <table:table-row table:style-name="ro1">
          <table:table-cell table:style-name="ce7" office:value-type="string">
            <text:p>Boolean</text:p>
          </table:table-cell>
          <table:table-cell table:style-name="ce13" table:number-columns-repeated="1023"/>
        </table:table-row>
        <table:table-row table:style-name="ro1">
          <table:table-cell table:style-name="ce8" office:value-type="string">
            <text:p>DateTim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Exception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Grammar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IO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List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ListRelation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Map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Messag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Nod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Origins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ParseTre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Prelud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Relation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Set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String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im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yp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oString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raversal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upl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ValueIO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Benchmark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Eval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FileSystem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Highlight</text:p>
          </table:table-cell>
          <table:table-cell table:style-name="ce13" table:number-columns-repeated="1023"/>
        </table:table-row>
        <table:table-row table:style-name="ro2">
          <table:table-cell table:style-name="ce9" office:value-type="string">
            <text:p>util::LOC</text:p>
          </table:table-cell>
          <table:table-cell table:style-name="ce14" table:number-columns-repeated="5"/>
          <table:table-cell table:style-name="ce14" office:value-type="string">
            <text:p>#394</text:p>
          </table:table-cell>
          <table:table-cell table:style-name="ce14" table:number-columns-repeated="1017"/>
        </table:table-row>
        <table:table-row table:style-name="ro1">
          <table:table-cell table:style-name="ce7" office:value-type="string">
            <text:p>util::Math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Mayb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Monitor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PriorityQueue</text:p>
          </table:table-cell>
          <table:table-cell table:style-name="ce13" table:number-columns-repeated="1023"/>
        </table:table-row>
        <table:table-row table:style-name="ro2">
          <table:table-cell table:style-name="ce9" office:value-type="string">
            <text:p>util::Reflective</text:p>
          </table:table-cell>
          <table:table-cell table:style-name="ce14" table:number-columns-repeated="5"/>
          <table:table-cell table:style-name="ce14" office:value-type="string">
            <text:p>#483</text:p>
          </table:table-cell>
          <table:table-cell table:style-name="ce14" table:number-columns-repeated="1017"/>
        </table:table-row>
        <table:table-row table:style-name="ro1">
          <table:table-cell table:style-name="ce7" office:value-type="string">
            <text:p>util::ShellExec</text:p>
          </table:table-cell>
          <table:table-cell table:style-name="ce13" table:number-columns-repeated="1023"/>
        </table:table-row>
        <table:table-row table:style-name="ro1">
          <table:table-cell table:style-name="ce8" office:value-type="string">
            <text:p>util::Webserver</text:p>
          </table:table-cell>
          <table:table-cell table:style-name="ce13" table:number-columns-repeated="1023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4" table:number-columns-repeated="1024" table:default-cell-style-name="ce21"/>
        <table:table-row table:style-name="ro2">
          <table:table-cell table:style-name="ce20" office:value-type="string">
            <text:p>TESTS RUN AT $2014-01-12T09:44:49.070+01:00$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RESULTS PER FILE: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AccumulatingTests.rsc|: 1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AliasTests.rsc|: 16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AnnotationTests.rsc|: 1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AssignmentTests.rsc|: 45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BackTrackingTests.rsc|: 2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: 34 tests executed; 8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omprehensionTests.rsc|: 227 tests executed; 0 failed; 3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DataDeclarationTests.rsc|: 4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DataTypeTests.rsc|: 670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DeclarationTests.rsc|: 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: 327 tests executed; 9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List3.rsc|: 49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Descendant.rsc|: 9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rojectionTests.rsc|: 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angeTests.rsc|: 25 tests executed; 0 failed; 4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educerTests.rsc|: 4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egExpTests.rsc|: 5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ScopeTests.rsc|: 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StatementTests.rsc|: 47 tests executed; 1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SubscriptTests.rsc|: 4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TryCatchTests.rsc|: 19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: 97 tests executed; 13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: 12 tests executed; 5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ooleans.rsc|: 14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Equality.rsc|: 5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s.rsc|: 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Integers.rsc|: 20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IO.rsc|: 6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sts.rsc|: 79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stRelations.rsc|: 15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Maps.rsc|: 2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Matching.rsc|: 2 tests executed; 1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Nodes.rsc|: 3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Relations.rsc|: 19 tests executed; 2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Sets.rsc|: 35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SolvedIssues.rsc|: 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Strings.rsc|: 61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StringTests.rsc|: 120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Tuples.rsc|: 6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BooleanTests.rsc|: 14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GraphTests.rsc|: 16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IntegerTests.rsc|: 11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ListTests.rsc|: 124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MapTests.rsc|: 36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MathTests.rsc|: 5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NumberTests.rsc|: 75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RelationTests.rsc|: 50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SetTests.rsc|: 48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StringTests.rsc|: 125 tests executed; 0 failed; 0 ignored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Failed/IGNORED TESTS: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FAILED TESTS: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1712,131,&lt;319,4&gt;,&lt;319,135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1586,121,&lt;318,4&gt;,&lt;318,125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1480,101,&lt;317,4&gt;,&lt;317,105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1100,87,&lt;310,4&gt;,&lt;310,9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1020,75,&lt;309,4&gt;,&lt;309,79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0883,63,&lt;307,4&gt;,&lt;307,67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0786,92,&lt;306,4&gt;,&lt;306,96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9409,962,&lt;277,2&gt;,&lt;292,4&gt;): FALSE PANIC: (instruction execution): instruction: CALLPRIM adt_field_access, 2; message: null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21266,93,&lt;403,4&gt;,&lt;403,97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21167,94,&lt;402,4&gt;,&lt;402,98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20676,86,&lt;395,4&gt;,&lt;395,90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20594,77,&lt;394,4&gt;,&lt;394,8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20506,83,&lt;393,4&gt;,&lt;393,87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19021,91,&lt;365,4&gt;,&lt;365,95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18940,76,&lt;364,4&gt;,&lt;364,80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18859,76,&lt;363,4&gt;,&lt;363,80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18778,76,&lt;362,4&gt;,&lt;362,80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StatementTests.rsc|(3898,39,&lt;86,4&gt;,&lt;86,43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2253,115,&lt;268,2&gt;,&lt;268,117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2138,112,&lt;267,2&gt;,&lt;267,114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1658,119,&lt;259,2&gt;,&lt;259,12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1539,116,&lt;258,2&gt;,&lt;258,118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1083,89,&lt;250,2&gt;,&lt;250,9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1000,80,&lt;249,2&gt;,&lt;249,82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0630,79,&lt;241,2&gt;,&lt;241,8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0553,74,&lt;240,2&gt;,&lt;240,76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0199,86,&lt;233,2&gt;,&lt;233,88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0116,80,&lt;232,2&gt;,&lt;232,82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4171,76,&lt;124,2&gt;,&lt;124,78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4107,61,&lt;123,2&gt;,&lt;123,63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4051,53,&lt;122,2&gt;,&lt;122,55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(6715,940,&lt;184,0&gt;,&lt;204,1&gt;): FALSE UninitializedVariable(11)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(5709,1004,&lt;162,0&gt;,&lt;182,1&gt;): FALSE UninitializedVariable(11)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(4881,826,&lt;140,0&gt;,&lt;160,1&gt;): FALSE UninitializedVariable(4)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(4013,866,&lt;118,0&gt;,&lt;138,1&gt;): FALSE UninitializedVariable(10)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(3177,834,&lt;96,0&gt;,&lt;116,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Matching.rsc|(162,77,&lt;14,0&gt;,&lt;17,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Relations.rsc|(2817,148,&lt;90,0&gt;,&lt;92,83&gt;): FALSE <text:s/>with arguments: {&lt;-42083135,-1114898809&gt;,&lt;2039041824,-1152557362&gt;,&lt;1039471622,-1595228497&gt;}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Relations.rsc|(2201,151,&lt;70,0&gt;,&lt;72,85&gt;): FALSE <text:s/>with arguments: {&lt;-316446553,64873623&gt;,&lt;815243943,1816435394&gt;,&lt;2041491348,1804516587&gt;,&lt;388163746,1432539337&gt;} 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IGNORED TESTS: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omprehensionTests.rsc|(7797,75,&lt;162,4&gt;,&lt;163,48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omprehensionTests.rsc|(7717,75,&lt;160,4&gt;,&lt;161,48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omprehensionTests.rsc|(7637,75,&lt;158,4&gt;,&lt;159,48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angeTests.rsc|(2492,80,&lt;51,4&gt;,&lt;51,84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angeTests.rsc|(2414,72,&lt;50,4&gt;,&lt;50,76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angeTests.rsc|(2328,80,&lt;49,4&gt;,&lt;49,84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angeTests.rsc|(2247,75,&lt;48,4&gt;,&lt;48,79&gt;): IGNORED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SUMMARY: 2767 tests executed; 39 failed; 7 ignored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CRASHED TESTS: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FunctionCompositionTests.rsc|: Java("RuntimeException","In function tests::functionality::FunctionCompositionTests/nonDeterministicChoiceAndNormalComposition2()#0 : No enum constant org.rascalmpl.library.experiments.Compiler.RVM.Interpreter.RascalPrimitive.func_add_func")</text:p>
          </table:table-cell>
          <table:table-cell table:number-columns-repeated="1023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2">00/00/0000</text:date>, <text:time style:data-style-name="N2" text:time-value="0000-00-00T13:37: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4-01-12T23:05:29</dc:date>
    <meta:editing-duration>P11DT5H4M8S</meta:editing-duration>
    <meta:editing-cycles>46</meta:editing-cycles>
    <meta:generator>LibreOffice/4.0.5.2$MacOSX_x86 LibreOffice_project/5464147a081647a250913f19c0715bca595af2f</meta:generator>
    <meta:document-statistic meta:table-count="2" meta:cell-count="320" meta:object-count="0"/>
  </office:meta>
</office:document-meta>
</file>